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B0000004E05F1DF29E34CD0B72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Standard">
      <style:text-properties officeooo:paragraph-rsid="003414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paragraph" svg:x="4.07mm" svg:y="3.97mm" svg:width="24.99mm" svg:height="13.71mm" draw:z-index="0"><draw:image xlink:href="Pictures/10000000000008B0000004E05F1DF29E34CD0B72.jpg" xlink:type="simple" xlink:show="embed" xlink:actuate="onLoad" loext:mime-type="image/jpeg"/></draw:frame><text:s/>.</text:p>
      <text:p text:style-name="P1"><draw:frame draw:style-name="fr1" draw:name="Image3" text:anchor-type="paragraph" svg:x="1.96mm" svg:y="18.42mm" svg:width="30mm" svg:height="16.4mm" draw:z-index="1"><draw:image xlink:href="Pictures/10000000000008B0000004E05F1DF29E34CD0B72.jpg" xlink:type="simple" xlink:show="embed" xlink:actuate="onLoad" loext:mime-type="image/jpeg"/></draw:frame><draw:frame draw:style-name="fr1" draw:name="Image1" text:anchor-type="paragraph" svg:x="35.82mm" svg:y="0.79mm" svg:width="24.99mm" svg:height="13.71mm" draw:z-index="2"><draw:image xlink:href="Pictures/10000000000008B0000004E05F1DF29E34CD0B72.jpg" xlink:type="simple" xlink:show="embed" xlink:actuate="onLoad" loext:mime-type="image/jpeg"/></draw:frame><draw:frame draw:style-name="fr1" draw:name="Image4" text:anchor-type="paragraph" svg:x="65.46mm" svg:y="1.06mm" svg:width="24.99mm" svg:height="13.71mm" draw:z-index="3"><draw:image xlink:href="Pictures/10000000000008B0000004E05F1DF29E34CD0B72.jpg" xlink:type="simple" xlink:show="embed" xlink:actuate="onLoad" loext:mime-type="image/jpeg"/></draw:frame><draw:frame draw:style-name="fr1" draw:name="Image5" text:anchor-type="paragraph" svg:x="93.5mm" svg:y="1.06mm" svg:width="24.99mm" svg:height="13.71mm" draw:z-index="4"><draw:image xlink:href="Pictures/10000000000008B0000004E05F1DF29E34CD0B72.jpg" xlink:type="simple" xlink:show="embed" xlink:actuate="onLoad" loext:mime-type="image/jpeg"/></draw:frame><draw:frame draw:style-name="fr1" draw:name="Image6" text:anchor-type="paragraph" svg:x="36.09mm" svg:y="19.21mm" svg:width="30mm" svg:height="16.4mm" draw:z-index="5"><draw:image xlink:href="Pictures/10000000000008B0000004E05F1DF29E34CD0B72.jpg" xlink:type="simple" xlink:show="embed" xlink:actuate="onLoad" loext:mime-type="image/jpeg"/></draw:frame><draw:frame draw:style-name="fr1" draw:name="Image7" text:anchor-type="paragraph" svg:x="71.01mm" svg:y="18.68mm" svg:width="30mm" svg:height="16.4mm" draw:z-index="6"><draw:image xlink:href="Pictures/10000000000008B0000004E05F1DF29E34CD0B72.jpg" xlink:type="simple" xlink:show="embed" xlink:actuate="onLoad" loext:mime-type="image/jpeg"/></draw:frame><draw:frame draw:style-name="fr1" draw:name="Image8" text:anchor-type="paragraph" svg:x="105.15mm" svg:y="19.21mm" svg:width="30mm" svg:height="16.4mm" draw:z-index="7"><draw:image xlink:href="Pictures/10000000000008B0000004E05F1DF29E34CD0B72.jpg" xlink:type="simple" xlink:show="embed" xlink:actuate="onLoad" loext:mime-type="image/jpeg"/></draw:frame><draw:frame draw:style-name="fr1" draw:name="Image9" text:anchor-type="paragraph" svg:x="135.13mm" svg:y="18.42mm" svg:width="30mm" svg:height="16.4mm" draw:z-index="8"><draw:image xlink:href="Pictures/10000000000008B0000004E05F1DF29E34CD0B72.jpg" xlink:type="simple" xlink:show="embed" xlink:actuate="onLoad" loext:mime-type="image/jpeg"/></draw:frame><draw:frame draw:style-name="fr1" draw:name="Image10" text:anchor-type="paragraph" svg:x="163.97mm" svg:y="18.42mm" svg:width="30mm" svg:height="16.4mm" draw:z-index="9"><draw:image xlink:href="Pictures/10000000000008B0000004E05F1DF29E34CD0B72.jpg" xlink:type="simple" xlink:show="embed" xlink:actuate="onLoad" loext:mime-type="image/jpeg"/></draw:frame><draw:frame draw:style-name="fr1" draw:name="Image11" text:anchor-type="paragraph" svg:x="120.49mm" svg:y="0.53mm" svg:width="24.99mm" svg:height="13.71mm" draw:z-index="10"><draw:image xlink:href="Pictures/10000000000008B0000004E05F1DF29E34CD0B72.jpg" xlink:type="simple" xlink:show="embed" xlink:actuate="onLoad" loext:mime-type="image/jpeg"/></draw:frame><draw:frame draw:style-name="fr1" draw:name="Image12" text:anchor-type="paragraph" svg:x="146.95mm" svg:y="0.79mm" svg:width="24.99mm" svg:height="13.71mm" draw:z-index="11"><draw:image xlink:href="Pictures/10000000000008B0000004E05F1DF29E34CD0B72.jpg" xlink:type="simple" xlink:show="embed" xlink:actuate="onLoad" loext:mime-type="image/jpeg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2:35:39.209816228</meta:creation-date>
    <dc:date>2019-03-26T23:43:04.646605172</dc:date>
    <meta:editing-duration>PT3H11M17S</meta:editing-duration>
    <meta:editing-cycles>23</meta:editing-cycles>
    <meta:generator>LibreOffice/6.1.5.2$Linux_X86_64 LibreOffice_project/10$Build-2</meta:generator>
    <meta:print-date>2019-03-26T23:28:37.179121467</meta:print-date>
    <meta:document-statistic meta:table-count="0" meta:image-count="12" meta:object-count="0" meta:page-count="1" meta:paragraph-count="2" meta:word-count="1" meta:character-count="3" meta:non-whitespace-character-count="1"/>
  </office:meta>
</office:document-meta>
</file>